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fo:color="#808080" style:font-name="Arial" fo:font-size="14pt" fo:language="es" fo:country="ES" officeooo:rsid="003d6d77" officeooo:paragraph-rsid="000214f3" style:font-size-asian="12.25pt" style:font-size-complex="14pt"/>
    </style:style>
    <style:style style:name="P3" style:family="paragraph" style:parent-style-name="Standard">
      <style:paragraph-properties fo:text-align="justify" style:justify-single-word="false"/>
      <style:text-properties fo:color="#808080" style:font-name="Arial" fo:font-size="14pt" fo:language="es" fo:country="ES" fo:font-weight="bold" officeooo:rsid="003d6d77" officeooo:paragraph-rsid="001ac42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808080" style:font-name="Arial" fo:font-size="14pt" fo:language="es" fo:country="ES" fo:font-weight="bold" officeooo:rsid="003ebf96" officeooo:paragraph-rsid="001ac42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808080" style:font-name="Arial" fo:font-size="36pt" fo:language="es" fo:country="ES" officeooo:rsid="0039166d" officeooo:paragraph-rsid="000214f3" style:font-size-asian="36pt" style:font-size-complex="36pt"/>
    </style:style>
    <style:style style:name="P6" style:family="paragraph" style:parent-style-name="Standard">
      <style:paragraph-properties fo:text-align="justify" style:justify-single-word="false"/>
      <style:text-properties fo:color="#808080" style:font-name="Arial" fo:font-size="26pt" fo:language="es" fo:country="ES" officeooo:rsid="00192fb2" officeooo:paragraph-rsid="00192fb2" style:font-size-asian="26pt" style:font-size-complex="26pt"/>
    </style:style>
    <style:style style:name="P7" style:family="paragraph" style:parent-style-name="Standard">
      <style:paragraph-properties fo:text-align="justify" style:justify-single-word="false"/>
      <style:text-properties fo:color="#808080" style:font-name="Arial" fo:font-size="16pt" fo:language="es" fo:country="ES" fo:font-weight="bold" officeooo:rsid="00192fb2" officeooo:paragraph-rsid="00192fb2" style:font-size-asian="16pt" style:font-weight-asian="bold" style:font-size-complex="16pt" style:font-weight-complex="bold"/>
    </style:style>
    <style:style style:name="P8" style:family="paragraph" style:parent-style-name="Standard">
      <style:paragraph-properties fo:text-align="justify" style:justify-single-word="false"/>
      <style:text-properties fo:color="#808080" style:font-name="Arial" fo:font-size="16pt" fo:language="es" fo:country="ES" fo:font-weight="bold" officeooo:rsid="00192fb2" officeooo:paragraph-rsid="001a5ca6" style:font-size-asian="16pt" style:font-weight-asian="bold" style:font-size-complex="16pt" style:font-weight-complex="bold"/>
    </style:style>
    <style:style style:name="P9" style:family="paragraph" style:parent-style-name="Standard">
      <style:paragraph-properties fo:text-align="justify" style:justify-single-word="false"/>
      <style:text-properties fo:color="#808080" style:font-name="Arial" fo:font-size="16pt" fo:language="es" fo:country="ES" fo:font-weight="bold" officeooo:rsid="001a5ca6" officeooo:paragraph-rsid="001ac427"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color="#808080" style:font-name="Arial" fo:font-size="16pt" fo:language="es" fo:country="ES" fo:font-weight="bold" officeooo:rsid="001a5ca6" officeooo:paragraph-rsid="00226c41"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use-window-font-color="true" style:font-name="Arial" fo:font-size="20pt" fo:language="es" fo:country="ES" officeooo:rsid="0039166d" officeooo:paragraph-rsid="000214f3" style:font-size-asian="20pt" style:font-size-complex="20pt"/>
    </style:style>
    <style:style style:name="P12" style:family="paragraph" style:parent-style-name="Standard">
      <style:paragraph-properties fo:text-align="justify" style:justify-single-word="false"/>
      <style:text-properties style:use-window-font-color="true" style:font-name="Arial" fo:font-size="20pt" fo:language="es" fo:country="ES" officeooo:rsid="00192fb2" officeooo:paragraph-rsid="00192fb2" style:font-size-asian="20pt" style:font-size-complex="20pt"/>
    </style:style>
    <style:style style:name="P13" style:family="paragraph" style:parent-style-name="Standard">
      <style:paragraph-properties fo:text-align="end" style:justify-single-word="false"/>
      <style:text-properties style:use-window-font-color="true" style:font-name="Arial" fo:font-size="11pt" fo:language="es" fo:country="ES" officeooo:rsid="003d6d77" officeooo:paragraph-rsid="000214f3" style:font-size-asian="11pt" style:font-size-complex="11pt"/>
    </style:style>
    <style:style style:name="P14" style:family="paragraph" style:parent-style-name="Standard">
      <style:paragraph-properties fo:text-align="end" style:justify-single-word="false"/>
      <style:text-properties style:use-window-font-color="true" style:font-name="Arial" fo:font-size="11pt" fo:language="es" fo:country="ES" officeooo:rsid="00192fb2" officeooo:paragraph-rsid="00192fb2" style:font-size-asian="11pt" style:font-size-complex="11pt"/>
    </style:style>
    <style:style style:name="P15" style:family="paragraph" style:parent-style-name="Standard">
      <style:paragraph-properties fo:text-align="justify" style:justify-single-word="false"/>
      <style:text-properties style:use-window-font-color="true" style:font-name="Arial" fo:font-size="12pt" fo:language="es" fo:country="ES" fo:font-weight="normal" officeooo:rsid="00192fb2" officeooo:paragraph-rsid="00192fb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use-window-font-color="true" style:font-name="Arial" fo:font-size="12pt" fo:language="es" fo:country="ES" fo:font-weight="normal" officeooo:rsid="001a5ca6" officeooo:paragraph-rsid="001a5ca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use-window-font-color="true" style:font-name="Arial" fo:font-size="12pt" fo:language="es" fo:country="ES" fo:font-weight="normal" officeooo:rsid="001a5ca6" officeooo:paragraph-rsid="001ac42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use-window-font-color="true" style:font-name="Arial" fo:font-size="12pt" fo:language="es" fo:country="ES" fo:font-weight="normal" officeooo:rsid="001a5ca6" officeooo:paragraph-rsid="001e5f5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use-window-font-color="true" style:font-name="Arial" fo:font-size="12pt" fo:language="es" fo:country="ES" fo:font-weight="normal" officeooo:rsid="001a5ca6" officeooo:paragraph-rsid="00226c4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use-window-font-color="true" style:font-name="Arial" fo:font-size="12pt" fo:language="es" fo:country="ES" fo:font-weight="normal" officeooo:rsid="00234cd3" officeooo:paragraph-rsid="00234cd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1ac42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style:font-name="Arial" fo:font-size="12pt" fo:language="es" fo:country="ES" fo:font-weight="bold" officeooo:rsid="001a5ca6" officeooo:paragraph-rsid="001e5f5f" style:font-size-asian="10.5pt" style:font-weight-asian="bold" style:font-size-complex="12pt" style:font-weight-complex="bold"/>
    </style:style>
    <style:style style:name="P23" style:family="paragraph" style:parent-style-name="Standard">
      <style:paragraph-properties fo:text-align="justify" style:justify-single-word="false" fo:break-before="page"/>
      <style:text-properties fo:color="#808080" style:font-name="Arial" fo:font-size="14pt" fo:language="es" fo:country="ES" fo:font-weight="bold" officeooo:rsid="003d6d77" officeooo:paragraph-rsid="001ac427" style:font-size-asian="14pt" style:font-weight-asian="bold" style:font-size-complex="14pt" style:font-weight-complex="bold"/>
    </style:style>
    <style:style style:name="P24" style:family="paragraph" style:parent-style-name="Standard">
      <style:paragraph-properties fo:text-align="justify" style:justify-single-word="false" fo:break-before="page"/>
      <style:text-properties fo:color="#808080" style:font-name="Arial" fo:font-size="16pt" fo:language="es" fo:country="ES" fo:font-weight="bold" officeooo:rsid="00192fb2" officeooo:paragraph-rsid="00192fb2" style:font-size-asian="16pt" style:font-weight-asian="bold" style:font-size-complex="16pt" style:font-weight-complex="bold"/>
    </style:style>
    <style:style style:name="P25" style:family="paragraph" style:parent-style-name="Standard">
      <style:paragraph-properties fo:text-align="justify" style:justify-single-word="false" fo:break-before="page"/>
      <style:text-properties fo:color="#808080" style:font-name="Arial" fo:font-size="16pt" fo:language="es" fo:country="ES" fo:font-weight="bold" officeooo:rsid="001a5ca6" officeooo:paragraph-rsid="001ac427" style:font-size-asian="16pt" style:font-weight-asian="bold" style:font-size-complex="16pt" style:font-weight-complex="bold"/>
    </style:style>
    <style:style style:name="P26" style:family="paragraph" style:parent-style-name="Standard">
      <style:paragraph-properties fo:text-align="justify" style:justify-single-word="false" fo:break-before="page"/>
      <style:text-properties fo:color="#808080" style:font-name="Arial" fo:font-size="16pt" fo:language="es" fo:country="ES" fo:font-weight="bold" officeooo:rsid="001ac427" officeooo:paragraph-rsid="001a5ca6" style:font-size-asian="16pt" style:font-weight-asian="bold" style:font-size-complex="16pt" style:font-weight-complex="bold"/>
    </style:style>
    <style:style style:name="P27" style:family="paragraph" style:parent-style-name="Standard">
      <style:paragraph-properties fo:text-align="justify" style:justify-single-word="false" fo:break-before="page"/>
      <style:text-properties fo:color="#808080" style:font-name="Arial" fo:font-size="16pt" fo:language="es" fo:country="ES" fo:font-weight="bold" officeooo:rsid="00226c41" officeooo:paragraph-rsid="00226c41" style:font-size-asian="16pt" style:font-weight-asian="bold" style:font-size-complex="16pt" style:font-weight-complex="bold"/>
    </style:style>
    <style:style style:name="P28" style:family="paragraph" style:parent-style-name="Standard" style:list-style-name="L1">
      <style:paragraph-properties fo:text-align="justify" style:justify-single-word="false"/>
      <style:text-properties style:use-window-font-color="true" style:font-name="Arial" fo:font-size="12pt" fo:language="es" fo:country="ES" fo:font-weight="bold" officeooo:rsid="001a5ca6" officeooo:paragraph-rsid="001e5f5f" style:font-size-asian="10.5pt" style:font-weight-asian="bold" style:font-size-complex="12pt" style:font-weight-complex="bold"/>
    </style:style>
    <style:style style:name="P29" style:family="paragraph" style:parent-style-name="Standard" style:list-style-name="L1">
      <style:paragraph-properties fo:text-align="justify" style:justify-single-word="false"/>
      <style:text-properties style:use-window-font-color="true" style:font-name="Arial" fo:font-size="12pt" fo:language="es" fo:country="ES" fo:font-weight="bold" officeooo:rsid="001e5f5f" officeooo:paragraph-rsid="001e5f5f" style:font-size-asian="10.5pt" style:font-weight-asian="bold" style:font-size-complex="12pt" style:font-weight-complex="bold"/>
    </style:style>
    <style:style style:name="P30" style:family="paragraph" style:parent-style-name="Standard" style:list-style-name="L1">
      <style:paragraph-properties fo:text-align="justify" style:justify-single-word="false"/>
      <style:text-properties style:use-window-font-color="true" style:font-name="Arial" fo:font-size="12pt" fo:language="es" fo:country="ES" fo:font-weight="normal" officeooo:rsid="001a5ca6" officeooo:paragraph-rsid="001e5f5f"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style:use-window-font-color="true" style:font-name="Arial" fo:font-size="12pt" fo:language="es" fo:country="ES" fo:font-weight="normal" officeooo:rsid="0021b781" officeooo:paragraph-rsid="0021b781" style:font-size-asian="10.5pt" style:font-weight-asian="normal" style:font-size-complex="12pt" style:font-weight-complex="normal"/>
    </style:style>
    <style:style style:name="P32" style:family="paragraph" style:parent-style-name="Standard" style:list-style-name="L1">
      <style:paragraph-properties fo:text-align="justify" style:justify-single-word="false"/>
      <style:text-properties style:use-window-font-color="true" style:font-name="Arial" fo:font-size="12pt" fo:language="es" fo:country="ES" fo:font-weight="normal" officeooo:rsid="0021b781" officeooo:paragraph-rsid="00234cd3" style:font-size-asian="10.5pt" style:font-weight-asian="normal" style:font-size-complex="12pt" style:font-weight-complex="normal"/>
    </style:style>
    <style:style style:name="P33" style:family="paragraph" style:parent-style-name="Standard" style:list-style-name="L1">
      <style:paragraph-properties fo:text-align="justify" style:justify-single-word="false"/>
      <style:text-properties style:use-window-font-color="true" style:font-name="Arial" fo:font-size="12pt" fo:language="es" fo:country="ES" fo:font-weight="normal" officeooo:rsid="00234cd3" officeooo:paragraph-rsid="00234cd3" style:font-size-asian="10.5pt" style:font-weight-asian="normal" style:font-size-complex="12pt" style:font-weight-complex="normal"/>
    </style:style>
    <style:style style:name="P34" style:family="paragraph" style:parent-style-name="Standard" style:list-style-name="L1">
      <style:paragraph-properties fo:text-align="justify" style:justify-single-word="false"/>
      <style:text-properties style:use-window-font-color="true" style:font-name="Arial" fo:font-size="12pt" fo:language="es" fo:country="ES" fo:font-weight="normal" officeooo:rsid="0024f89f" officeooo:paragraph-rsid="0024f89f" style:font-size-asian="10.5pt" style:font-weight-asian="normal" style:font-size-complex="12pt" style:font-weight-complex="normal"/>
    </style:style>
    <style:style style:name="T1" style:family="text">
      <style:text-properties officeooo:rsid="001ac427"/>
    </style:style>
    <style:style style:name="T2" style:family="text">
      <style:text-properties fo:font-size="11pt" officeooo:rsid="003ebf96" style:font-size-asian="11pt" style:font-size-complex="11pt"/>
    </style:style>
    <style:style style:name="T3" style:family="text">
      <style:text-properties officeooo:rsid="0003a61d"/>
    </style:style>
    <style:style style:name="T4" style:family="text">
      <style:text-properties fo:font-weight="normal" style:font-weight-asian="normal" style:font-weight-complex="normal"/>
    </style:style>
    <style:style style:name="T5" style:family="text">
      <style:text-properties fo:font-weight="normal" officeooo:rsid="001a5ca6" style:font-weight-asian="normal" style:font-weight-complex="normal"/>
    </style:style>
    <style:style style:name="T6" style:family="text">
      <style:text-properties fo:font-weight="normal" officeooo:rsid="00226c41" style:font-weight-asian="normal" style:font-weight-complex="normal"/>
    </style:style>
    <style:style style:name="T7" style:family="text">
      <style:text-properties officeooo:rsid="00226c41"/>
    </style:style>
    <style:style style:name="T8" style:family="text">
      <style:text-properties officeooo:rsid="002680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geniería de Software</text:p>
      <text:p text:style-name="P6">Presentación Final</text:p>
      <text:p text:style-name="P6"/>
      <text:p text:style-name="P12">Informe</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Alumnos:</text:p>
      <text:p text:style-name="P13">Blanco, Lucas</text:p>
      <text:p text:style-name="P13">Murillo, Sebastian</text:p>
      <text:p text:style-name="P2"/>
      <text:p text:style-name="P2">Docente:</text:p>
      <text:p text:style-name="P13">Miceli, Martin</text:p>
      <text:p text:style-name="P14">Bustos, Martin</text:p>
      <text:p text:style-name="P2"/>
      <text:p text:style-name="P2">FCEFyN – UNC</text:p>
      <text:p text:style-name="P2">2019</text:p>
      <text:p text:style-name="P23">Índice:</text:p>
      <text:p text:style-name="P3"/>
      <text:p text:style-name="P21"><text:span text:style-name="T3">Dedicación de Esfuerzo <text:s/>-------------------</text:span>--------------------------------------------<text:tab/>Pág. 3</text:p>
      <text:p text:style-name="P21"><text:span text:style-name="T1">Errores Cometidos </text:span>-----------------------------------------------------------------------<text:tab/>Pág. <text:span text:style-name="T1">4</text:span></text:p>
      <text:p text:style-name="P21"><text:span text:style-name="T1">Lecciones Aprendidas -------------------------</text:span>----------------------------------------- <text:tab/>Pág. <text:span text:style-name="T1">5</text:span></text:p>
      <text:p text:style-name="P21"><text:span text:style-name="T1">Bibliografía ---------------------------------------</text:span>----------------------------------------- <text:tab/>Pág. <text:span text:style-name="T1">6</text:span></text:p>
      <text:p text:style-name="P24"><text:span text:style-name="T1">1.-</text:span>Dedicación de Esfuerzo:</text:p>
      <text:p text:style-name="P7"/>
      <text:p text:style-name="P15">Para la realización del Trabajo Práctico Final, y los Trabajos Prácticos 1, y 2, se comenzó por la creación de un grupo de whatsapp entre los miembros del grupo, en el cuál se dividieron las distintas tareas ha realizar.</text:p>
      <text:p text:style-name="P15"/>
      <text:p text:style-name="P15">Entre ellas, para el TP1, se realizó la división de documentos para cada miembro, realizando un miembro el Documento de Requerimientos, y el otro el Plan de las Configuraciones.</text:p>
      <text:p text:style-name="P15">Cada uno tardó aproximadamente 8 horas en la realización de cada Documento, entre la escritura y el repaso teórico, y finalizados éstos se realizó una puesta en común para ver el desarrollo de las consignas, y una evaluación general.</text:p>
      <text:p text:style-name="P15"/>
      <text:p text:style-name="P15">Para el TP2, se utilizaron aproximadamente las mismas horas en la realización, y la corrección de errores de Documentos anteriores y la realización de los Documentos requeridos para ésta entrega.</text:p>
      <text:p text:style-name="P16"/>
      <text:p text:style-name="P16">Para la realización de éste informe, sumado a la presentación y el documento de release notes, se utilizaron aproximadamente 6 horas.</text:p>
      <text:p text:style-name="P16"/>
      <text:p text:style-name="P16"/>
      <text:p text:style-name="P22">Las tareas fueron realizadas según la siguiente división:</text:p>
      <text:p text:style-name="P22"/>
      <text:list xml:id="list4512953329150150189" text:style-name="L1">
        <text:list-item>
          <text:p text:style-name="P28">Blanco, Lucas:</text:p>
          <text:list>
            <text:list-item>
              <text:p text:style-name="P30">Documento de Requerimientos</text:p>
            </text:list-item>
            <text:list-item>
              <text:p text:style-name="P30">Documento de Arquitectura</text:p>
            </text:list-item>
            <text:list-item>
              <text:p text:style-name="P31">Informe</text:p>
            </text:list-item>
            <text:list-item>
              <text:p text:style-name="P33">Documento de Release</text:p>
            </text:list-item>
            <text:list-item>
              <text:p text:style-name="P34">Diapositivas de Presentación</text:p>
              <text:p text:style-name="P30"/>
            </text:list-item>
          </text:list>
        </text:list-item>
        <text:list-item>
          <text:p text:style-name="P28">Murillo, Sebastián:</text:p>
          <text:list>
            <text:list-item>
              <text:p text:style-name="P30">Documento de Configuration Management</text:p>
            </text:list-item>
            <text:list-item>
              <text:p text:style-name="P29"><text:span text:style-name="T5">D</text:span><text:span text:style-name="T4">ocumento de Diseño</text:span></text:p>
            </text:list-item>
            <text:list-item>
              <text:p text:style-name="P29"><text:span text:style-name="T4">Implementación de código y tests </text:span><text:span text:style-name="T6">de sistema</text:span></text:p>
            </text:list-item>
            <text:list-item>
              <text:p text:style-name="P32">Informe</text:p>
            </text:list-item>
            <text:list-item>
              <text:p text:style-name="P33">Documento de Release</text:p>
            </text:list-item>
          </text:list>
        </text:list-item>
      </text:list>
      <text:p text:style-name="P18"><text:tab/></text:p>
      <text:p text:style-name="P26">2.-Errores Cometidos:</text:p>
      <text:p text:style-name="P8"/>
      <text:p text:style-name="P16">- Falta de re-organización del trabajo ante la salida de un miembro del grupo, generando que tareas que habían sido destinadas a éste, no se realicen, y se ignoren como realizadas. Lo que generó que los documentos no pudiesen ser entregados a tiempo.</text:p>
      <text:p text:style-name="P16"/>
      <text:p text:style-name="P16">- Plan alternativo de organización de entrega del TP2 frente al apagón nacional. Aunque éste problema no se podía prever, no se tenía un “plan B” de que equipos utilizar para la realización de documentos, y diagramas, ante este inconveniente.</text:p>
      <text:p text:style-name="P16"/>
      <text:p text:style-name="P16">- <text:span text:style-name="T1">No se pensó desde un principio como incorporar a nuestro software la utilización de los patrones, lo que genero que una vez ya realizado el código, haya que hacer muchos cambios en nuestras clases para implementarlos.</text:span></text:p>
      <text:p text:style-name="P16"/>
      <text:p text:style-name="P16">- <text:span text:style-name="T1">No todos los integrantes del grupo conocíamos la implementación de interfaces gráficas en Java lo que generó una brecha de conocimientos en el grupo, generando que se gaste más tiempo en lectura teórica sobre como implementar.</text:span></text:p>
      <text:p text:style-name="P16"/>
      <text:p text:style-name="P25"><text:span text:style-name="T1">3.- </text:span>Lecciones Aprendidas:</text:p>
      <text:p text:style-name="P9"/>
      <text:p text:style-name="P17">- Importancia del <text:span text:style-name="T1">uso del <text:s/>patrón de diseño MVC (Model-View-Controller), para encapsular modulos y favorecer a la hora de hacer correcciones en métodos y clases.</text:span></text:p>
      <text:p text:style-name="P17"/>
      <text:p text:style-name="P17">- <text:span text:style-name="T1">Implementación de patrones Observer, y Strategy.</text:span></text:p>
      <text:p text:style-name="P17"/>
      <text:p text:style-name="P17">- <text:span text:style-name="T1">Realización de distintos diagramas, y como expresar nuestro software en ellos.</text:span></text:p>
      <text:p text:style-name="P17"/>
      <text:p text:style-name="P17">- <text:span text:style-name="T1">Utilización de github y sus comandos.</text:span></text:p>
      <text:p text:style-name="P17"/>
      <text:p text:style-name="P17">- <text:span text:style-name="T1">Redacción de distintos documentos de Ingeniería de Software, interpretación de consignas, utilización de herramientas, abstracción de problemas, y lectocomprensión teórica para su utilización práctica.</text:span></text:p>
      <text:p text:style-name="P17"/>
      <text:p text:style-name="P27">4.- Oportunidades de mejora</text:p>
      <text:p text:style-name="P10"/>
      <text:p text:style-name="P19">- <text:span text:style-name="T7">En futuros proyectos se priorizará la correcta configuración del sistema de build e integración continua antes de comenzar con la implentación del proyecto.</text:span></text:p>
      <text:p text:style-name="P19"/>
      <text:p text:style-name="P20">- También se realizará una <text:span text:style-name="T8">mejor organización</text:span> de los trabajos entre los miembros del equipo, estableciendo de antemano nombres y métodos de interfaces para integrar <text:span text:style-name="T8">los </text:span>trabajos de los distintos integrant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7">5</text:span>.- Bibliografía:</text:p>
      <text:p text:style-name="P17"><text:span text:style-name="T2">Software Engineering, 9th Edition – Ian Sommerville</text:spa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2:16:07.188526525</meta:creation-date>
    <dc:date>2019-07-01T21:02:29.677191534</dc:date>
    <meta:editing-duration>PT29M51S</meta:editing-duration>
    <meta:editing-cycles>11</meta:editing-cycles>
    <meta:generator>LibreOffice/5.2.7.2$Linux_X86_64 LibreOffice_project/20m0$Build-2</meta:generator>
    <meta:document-statistic meta:table-count="0" meta:image-count="0" meta:object-count="0" meta:page-count="6" meta:paragraph-count="54" meta:word-count="563" meta:character-count="3832" meta:non-whitespace-character-count="3326"/>
  </office:meta>
</office:document-meta>
</file>